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32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, FF 3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Type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braham Goldsmith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Mrs. 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anuary 1872</text:p>
      <text:p text:style-name="P6">Month<text:tab/><text:tab/><text:tab/><text:tab/><text:tab/><text:tab/>January</text:p>
      <text:p text:style-name="P6">Year<text:tab/><text:tab/><text:tab/><text:tab/><text:tab/><text:tab/>187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ennsylvania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/text:p>
      <text:p text:style-name="P6">Postma<text:tab/>rk<text:tab/><text:tab/>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>This letter is typewritten with blanks filled in by hand.</text:p>
      <text:p text:style-name="P6"/>
      <text:p text:style-name="P6">A photocopy of the document is also available in Box 19, FF 6.</text:p>
      <text:p text:style-name="P6"/>
      <text:p text:style-name="P6">VII Transcription</text:p>
      <text:p text:style-name="P2">(Symbols: <text:s/>? = uncertain; [ ] = supplied information; / = end of line)</text:p>
      <text:p text:style-name="P2"/>
      <text:p text:style-name="P3">The Society of the/</text:p>
      <text:p text:style-name="P3">United Hebrew Charities of Philadelphia./</text:p>
      <text:p text:style-name="P3"/>
      <text:p text:style-name="P4">Philadelphia, January 1872/</text:p>
      <text:p text:style-name="P2">Mrs. S. Morais/</text:p>
      <text:p text:style-name="P2"><text:tab/>On behalf of the above Society/ I gratefully acknowledge the receipt of--/ Five dollars, your generous donation/ to its funds, to aid it in its charitable dispensa-/tions./</text:p>
      <text:p text:style-name="P2"><text:tab/><text:tab/><text:tab/><text:tab/><text:tab/><text:tab/>Respectfully Yours,/</text:p>
      <text:p text:style-name="P2"><text:tab/><text:tab/><text:tab/><text:tab/><text:tab/><text:tab/><text:tab/>Abr Goldsmith/</text:p>
      <text:p text:style-name="P2"><text:tab/><text:tab/><text:tab/><text:tab/><text:tab/><text:tab/><text:tab/><text:tab/>Secretar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5-18T10:13:21</meta:creation-date>
    <dc:date>2012-03-19T14:37:28.28</dc:date>
    <dc:language>en-US</dc:language>
    <meta:editing-cycles>3</meta:editing-cycles>
    <meta:editing-duration>PT00H14M10S</meta:editing-duration>
    <meta:document-statistic meta:table-count="0" meta:image-count="0" meta:object-count="0" meta:page-count="2" meta:paragraph-count="70" meta:word-count="242" meta:character-count="1753"/>
    <dc:creator>Penn Libraries</dc:creator>
    <meta:user-defined meta:name="Info 1"/>
    <meta:user-defined meta:name="Info 2"/>
    <meta:user-defined meta:name="Info 3"/>
    <meta:user-defined meta:name="Info 4"/>
  </office:meta>
</office:document-meta>
</file>